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3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draw:fill="none" draw:textarea-vertical-align="middle" fo:min-height="1.561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 style:list-style-name="L1">
      <style:graphic-properties draw:stroke="none" draw:fill-color="#d62e4e" draw:textarea-horizontal-align="justify" draw:textarea-vertical-align="middle" draw:auto-grow-height="false" fo:min-height="0.038cm" fo:min-width="1.511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-color="#ff5429" draw:textarea-horizontal-align="justify" draw:textarea-vertical-align="middle" draw:auto-grow-height="false" fo:min-height="0.038cm" fo:min-width="1.511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-color="#ffde59" draw:textarea-horizontal-align="justify" draw:textarea-vertical-align="middle" draw:auto-grow-height="false" fo:min-height="0.038cm" fo:min-width="1.511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-color="#808080" draw:textarea-horizontal-align="justify" draw:textarea-vertical-align="middle" draw:auto-grow-height="false" fo:min-height="0.038cm" fo:min-width="6.803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081cm" svg:stroke-color="#ff0000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d62e4e"/>
      <style:paragraph-properties fo:margin-left="0cm" fo:margin-right="0cm" fo:margin-top="0.3cm" fo:margin-bottom="0.3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5429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de59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808080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4.614cm" svg:y1="2.776cm" svg:x2="9.398cm" svg:y2="2.776cm">
            <text:p/>
          </draw:line>
          <draw:path draw:style-name="gr2" draw:text-style-name="P1" draw:layer="layout" svg:width="1.794cm" svg:height="1.794cm" svg:x="2.222cm" svg:y="0.382cm" svg:viewBox="0 0 1795 1795" svg:d="M0 1795c151 0 448 0 448 0 300-718 300-1795 450-1795 149 0 149 1077 449 1795 0 0 299 0 448 0">
            <text:p/>
          </draw:path>
          <draw:path draw:style-name="gr3" draw:text-style-name="P2" draw:layer="layout" svg:width="1.794cm" svg:height="1.794cm" svg:x="2.821cm" svg:y="0.983cm" svg:viewBox="0 0 1795 1795" svg:d="M0 1795c151 0 448 0 448 0 300-718 300-1795 450-1795 149 0 149 1077 449 1795 0 0 299 0 448 0z">
            <text:p/>
          </draw:path>
          <draw:path draw:style-name="gr2" draw:text-style-name="P1" draw:layer="layout" svg:width="1.794cm" svg:height="1.794cm" svg:x="2.819cm" svg:y="0.981cm" svg:viewBox="0 0 1795 1795" svg:d="M0 1795c151 0 448 0 448 0 300-718 300-1795 450-1795 149 0 149 1077 449 1795 0 0 299 0 448 0">
            <text:p/>
          </draw:path>
          <draw:path draw:style-name="gr3" draw:text-style-name="P2" draw:layer="layout" svg:width="1.794cm" svg:height="1.794cm" svg:x="7.603cm" svg:y="2.399cm" svg:viewBox="0 0 1795 1795" svg:d="M0 1795c151 0 448 0 448 0 300-718 300-1795 450-1795 149 0 149 1077 449 1795 0 0 299 0 448 0z">
            <text:p/>
          </draw:path>
          <draw:path draw:style-name="gr2" draw:text-style-name="P1" draw:layer="layout" svg:width="1.794cm" svg:height="1.794cm" svg:x="7.603cm" svg:y="2.399cm" svg:viewBox="0 0 1795 1795" svg:d="M0 1795c151 0 448 0 448 0 300-718 300-1795 450-1795 149 0 149 1077 449 1795 0 0 299 0 448 0">
            <text:p/>
          </draw:path>
          <draw:line draw:style-name="gr2" draw:text-style-name="P1" draw:layer="layout" svg:x1="4.017cm" svg:y1="2.179cm" svg:x2="9.398cm" svg:y2="2.179cm">
            <text:p/>
          </draw:line>
          <draw:line draw:style-name="gr2" draw:text-style-name="P1" draw:layer="layout" svg:x1="2.222cm" svg:y1="2.776cm" svg:x2="2.819cm" svg:y2="2.776cm">
            <text:p/>
          </draw:line>
          <draw:line draw:style-name="gr2" draw:text-style-name="P1" draw:layer="layout" svg:x1="2.222cm" svg:y1="4.194cm" svg:x2="7.603cm" svg:y2="4.194cm">
            <text:p/>
          </draw:line>
          <draw:frame draw:style-name="gr4" draw:text-style-name="P4" draw:layer="layout" svg:width="2.392cm" svg:height="1.811cm" svg:x="5.211cm" svg:y="2.179cm">
            <draw:text-box>
              <text:p text:style-name="P3"><text:span text:style-name="T1">...</text:span></text:p>
            </draw:text-box>
          </draw:frame>
        </draw:g>
        <draw:g draw:style-name="gr5">
          <draw:custom-shape draw:style-name="gr6" draw:text-style-name="P6" draw:layer="layout" svg:width="2.011cm" svg:height="0.288cm" svg:x="3.175cm" svg:y="6.382cm">
            <text:p text:style-name="P5"><text:span text:style-name="T2"/></text:p>
            <text:p text:style-name="P5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011cm" svg:height="0.288cm" svg:x="5.185cm" svg:y="6.67cm">
            <text:p text:style-name="P7"/>
            <text:p text:style-name="P7"><text:span text:style-name="T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2.011cm" svg:height="0.288cm" svg:x="7.196cm" svg:y="6.957cm">
            <text:p text:style-name="P7"/>
            <text:p text:style-name="P7">C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7.303cm" svg:height="0.288cm" svg:x="2.222cm" svg:y="8.302cm">
            <text:p text:style-name="P10"><text:span text:style-name="T3"/></text:p>
            <text:p text:style-name="P10"><text:span text:style-name="T3">White Noise</text:span></text:p>
            <draw:enhanced-geometry svg:viewBox="0 0 21600 21600" draw:type="rectangle" draw:enhanced-path="M 0 0 L 21600 0 21600 21600 0 21600 0 0 Z N"/>
          </draw:custom-shape>
        </draw:g>
        <draw:line draw:style-name="gr10" draw:text-style-name="P1" draw:layer="layout" svg:x1="3.175cm" svg:y1="9.207cm" svg:x2="3.175cm" svg:y2="0.082cm">
          <text:p/>
        </draw:line>
        <draw:frame draw:style-name="gr11" draw:text-style-name="P12" draw:layer="layout" svg:width="1.84cm" svg:height="0.962cm" svg:x="0.047cm" svg:y="2.295cm">
          <draw:text-box>
            <text:p>HVC</text:p>
          </draw:text-box>
        </draw:frame>
        <draw:frame draw:style-name="gr11" draw:text-style-name="P12" draw:layer="layout" svg:width="1.806cm" svg:height="0.962cm" svg:x="0.047cm" svg:y="6.749cm">
          <draw:text-box>
            <text:p>Aud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652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8:49:03.013401453</meta:creation-date>
    <dc:date>2024-03-13T09:20:49.503014268</dc:date>
    <meta:editing-duration>PT31M46S</meta:editing-duration>
    <meta:editing-cycles>3</meta:editing-cycles>
    <meta:generator>LibreOffice/24.2.1.2$Linux_X86_64 LibreOffice_project/420$Build-2</meta:generator>
    <meta:document-statistic meta:object-count="19"/>
  </office:meta>
</office:document-meta>
</file>